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ath -&gt; Stone(s)</text:p>
          </table:table-cell>
        </table:table-row>
      </table:table>
      <table:table table:name="Day 5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se (mg/L)</text:p>
          </table:table-cell>
          <table:table-cell office:value-type="string" calcext:value-type="string">
            <text:p>Replicate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Deformities</text:p>
          </table:table-cell>
          <table:table-cell office:value-type="string" calcext:value-type="string">
            <text:p>Total Deform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 - [.C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unted development, Curved Spin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ount, severely bent tai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20 - [.C4]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([.A2]/10)"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(20 - [.C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nted development w/ severely bent tail</text:p>
          </table:table-cell>
        </table:table-row>
        <table:table-row table:style-name="ro1">
          <table:table-cell table:formula="of:=([.A3]/10)" office:value-type="float" office:value="100" calcext:value-type="float">
            <text:p>100</text:p>
          </table:table-cell>
          <table:table-cell office:value-type="string" calcext:value-type="string">
            <text:p>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6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4]/10)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7]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unted development, Curved spine</text:p>
          </table:table-cell>
        </table:table-row>
        <table:table-row table:style-name="ro1">
          <table:table-cell table:formula="of:=([.A5]/10)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(20 - [.C8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([.A6]/10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20 - [.C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([.A7]/10)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10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formula="of:=([.A8]/10)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20 - [.C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unted Development, Curved spine</text:p>
          </table:table-cell>
        </table:table-row>
        <table:table-row table:style-name="ro1">
          <table:table-cell table:formula="of:=([.A9]/10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(20 - [.C1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([.A10]/10)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(20 - [.C1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formula="of:=([.A11]/10)" office:value-type="float" office:value="0.1" calcext:value-type="float">
            <text:p>0.1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ount</text:p>
          </table:table-cell>
        </table:table-row>
        <table:table-row table:style-name="ro1">
          <table:table-cell table:formula="of:=([.A12]/10)" office:value-type="float" office:value="0.1" calcext:value-type="float">
            <text:p>0.1</text:p>
          </table:table-cell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([.A13]/10)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(20 - [.C16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formula="of:=([.A16]*0)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(20 - [.C17]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rved Spines</text:p>
          </table:table-cell>
        </table:table-row>
        <table:table-row table:style-name="ro1">
          <table:table-cell table:formula="of:=([.A17]*0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(20 - [.C18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rved spines</text:p>
          </table:table-cell>
        </table:table-row>
        <table:table-row table:style-name="ro1">
          <table:table-cell table:formula="of:=([.A18]*0)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17:30:00.559384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7:13:44.738973560</meta:creation-date>
    <dc:date>2021-10-25T17:44:05.926055157</dc:date>
    <meta:editing-duration>PT10M34S</meta:editing-duration>
    <meta:editing-cycles>5</meta:editing-cycles>
    <meta:generator>LibreOffice/6.4.7.2$Linux_X86_64 LibreOffice_project/40$Build-2</meta:generator>
    <meta:document-statistic meta:table-count="2" meta:cell-count="332" meta:object-count="0"/>
  </office:meta>
</office:document-meta>
</file>